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C0000000D861DD60151A566A8.png" manifest:media-type="image/png"/>
  <manifest:file-entry manifest:full-path="Pictures/10001AAE0000052F0000017A314CD5B264E57084.svg" manifest:media-type="image/svg+xml"/>
  <manifest:file-entry manifest:full-path="Pictures/100028010000063B0000015FA7DCC4B8C3AAE1E2.svg" manifest:media-type="image/svg+xml"/>
  <manifest:file-entry manifest:full-path="Pictures/100002010000003C0000000DC1F4774DE7C07A0A.png" manifest:media-type="image/png"/>
  <manifest:file-entry manifest:full-path="Pictures/10000201000000320000000ED3A83673AEA6F8B9.png" manifest:media-type="image/png"/>
  <manifest:file-entry manifest:full-path="Pictures/1000251C0000063B0000015F6BAC319F6B9DB1A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40.517cm" fo:min-width="19.979cm"/>
    </style:style>
    <style:style style:name="gr2" style:family="graphic" style:parent-style-name="standard">
      <style:graphic-properties draw:stroke="solid" svg:stroke-width="0.106cm" svg:stroke-color="#084594" draw:marker-start-width="0.358cm" draw:marker-end-width="0.358cm" draw:fill="none" draw:fill-color="#729fcf" draw:opacity="100%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svg:stroke-color="#81d41a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2.424cm"/>
      <style:paragraph-properties style:writing-mode="lr-tb"/>
    </style:style>
    <style:style style:name="gr5" style:family="graphic" style:parent-style-name="standard">
      <style:graphic-properties draw:stroke="solid" svg:stroke-width="0.106cm" svg:stroke-color="#084594" draw:marker-start-width="0.358cm" draw:marker-end-width="0.358cm" draw:fill-color="#5983b0" draw:opacity="100%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draw:fill-color="#5983b0" draw:textarea-horizontal-align="justify" draw:textarea-vertical-align="middle" draw:auto-grow-height="false" fo:min-height="0.082cm" fo:min-width="15.81cm"/>
    </style:style>
    <style:style style:name="gr7" style:family="graphic" style:parent-style-name="standard">
      <style:graphic-properties draw:stroke="none" svg:stroke-color="#5eb91e" draw:fill-color="#81d41a" draw:textarea-horizontal-align="justify" draw:textarea-vertical-align="middle" draw:auto-grow-height="false" fo:min-height="0.379cm" fo:min-width="0.22cm"/>
    </style:style>
    <style:style style:name="gr8" style:family="graphic" style:parent-style-name="objectwithoutfill">
      <style:graphic-properties draw:stroke="dash" draw:stroke-dash="Dot" svg:stroke-width="0.106cm" svg:stroke-color="#81d41a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="none" draw:fill-color="#729fcf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color="#81d41a"/>
    </style:style>
    <style:style style:name="P5" style:family="paragraph">
      <loext:graphic-properties draw:fill="none" draw:fill-color="#ffffff"/>
      <style:paragraph-properties style:writing-mode="lr-tb"/>
      <style:text-properties fo:color="#81d41a" fo:font-size="40pt" style:font-size-asian="40pt" style:font-size-complex="40pt"/>
    </style:style>
    <style:style style:name="P6" style:family="paragraph">
      <loext:graphic-properties draw:fill-color="#5983b0" draw:opacity="100%"/>
      <style:paragraph-properties fo:text-align="center"/>
    </style:style>
    <style:style style:name="P7" style:family="paragraph">
      <loext:graphic-properties draw:fill-color="#5983b0"/>
      <style:paragraph-properties fo:text-align="center"/>
    </style:style>
    <style:style style:name="P8" style:family="paragraph">
      <loext:graphic-properties draw:fill-color="#81d41a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fo:color="#81d41a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479cm" svg:height="40.767cm" svg:x="-0.159cm" svg:y="-0.127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16.309cm" svg:height="12.688cm" svg:x="2.867cm" svg:y="-0.379cm" svg:viewBox="0 0 16310 12689" svg:d="M0 44c6352 10413 6867 12645 9614 12645s6696-12689 6696-12689z">
          <text:p/>
        </draw:path>
        <draw:line draw:style-name="gr3" draw:text-style-name="P3" draw:layer="layout" svg:x1="1.837cm" svg:y1="14.641cm" svg:x2="13.34cm" svg:y2="14.641cm">
          <text:p/>
        </draw:line>
        <draw:line draw:style-name="gr3" draw:text-style-name="P3" draw:layer="layout" svg:x1="1.801cm" svg:y1="14.641cm" svg:x2="1.524cm" svg:y2="3.302cm">
          <text:p/>
        </draw:line>
        <draw:frame draw:style-name="gr4" draw:text-style-name="P5" draw:layer="layout" svg:width="3.262cm" svg:height="2.674cm" svg:x="13.511cm" svg:y="13.455cm">
          <draw:text-box>
            <text:p text:style-name="P4"><text:span text:style-name="T1">u</text:span></text:p>
          </draw:text-box>
        </draw:frame>
        <draw:frame draw:style-name="gr4" draw:text-style-name="P5" draw:layer="layout" svg:width="3.262cm" svg:height="2.674cm" svg:x="0.929cm" svg:y="1.016cm">
          <draw:text-box>
            <text:p text:style-name="P4"><text:span text:style-name="T1">v</text:span></text:p>
          </draw:text-box>
        </draw:frame>
        <draw:path draw:style-name="gr5" draw:text-style-name="P6" draw:layer="layout" svg:width="16.309cm" svg:height="12.688cm" svg:x="2.994cm" svg:y="18.898cm" svg:viewBox="0 0 16310 12689" svg:d="M0 44c6352 10413 6867 12645 9614 12645s6696-12689 6696-12689z">
          <text:p/>
        </draw:path>
        <draw:custom-shape draw:style-name="gr6" draw:text-style-name="P7" draw:layer="layout" svg:width="16.31cm" svg:height="0.332cm" svg:x="2.994cm" svg:y="18.79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.964cm" svg:y1="33.818cm" svg:x2="13.467cm" svg:y2="33.818cm">
          <text:p/>
        </draw:line>
        <draw:line draw:style-name="gr3" draw:text-style-name="P3" draw:layer="layout" svg:x1="1.928cm" svg:y1="33.818cm" svg:x2="1.778cm" svg:y2="22.479cm">
          <text:p/>
        </draw:line>
        <draw:frame draw:style-name="gr4" draw:text-style-name="P5" draw:layer="layout" svg:width="3.262cm" svg:height="2.674cm" svg:x="13.638cm" svg:y="32.632cm">
          <draw:text-box>
            <text:p text:style-name="P4"><text:span text:style-name="T1">u</text:span></text:p>
          </draw:text-box>
        </draw:frame>
        <draw:frame draw:style-name="gr4" draw:text-style-name="P5" draw:layer="layout" svg:width="3.262cm" svg:height="2.674cm" svg:x="1.056cm" svg:y="20.313cm">
          <draw:text-box>
            <text:p text:style-name="P4"><text:span text:style-name="T1">v</text:span></text:p>
          </draw:text-box>
        </draw:frame>
        <draw:custom-shape draw:style-name="gr7" draw:text-style-name="P8" draw:layer="layout" svg:width="1.016cm" svg:height="0.889cm" svg:x="6.85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016cm" svg:height="0.889cm" svg:x="16.891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7.366cm" svg:y1="7.366cm" svg:x2="17.145cm" svg:y2="4.699cm">
          <text:p/>
        </draw:line>
        <draw:frame draw:style-name="gr9" draw:text-style-name="P9" draw:layer="layout" svg:width="4.354cm" svg:height="0.956cm" svg:x="3.266cm" svg:y="8.382cm">
          <draw:image xlink:href="Pictures/1000251C0000063B0000015F6BAC319F6B9DB1AE.svg" xlink:type="simple" xlink:show="embed" xlink:actuate="onLoad" loext:mime-type="image/svg+xml">
            <text:p/>
          </draw:image>
          <draw:image xlink:href="Pictures/100002010000003C0000000DC1F4774DE7C07A0A.png" xlink:type="simple" xlink:show="embed" xlink:actuate="onLoad" loext:mime-type="image/png"/>
          <svg:title>TexMaths</svg:title>
          <svg:desc>14§display§\textcolor{white}{(u_1,f(u_1))}§svg§600§TRUE§</svg:desc>
        </draw:frame>
        <draw:frame draw:style-name="gr9" draw:text-style-name="P9" draw:layer="layout" svg:width="4.627cm" svg:height="1.016cm" svg:x="12.518cm" svg:y="2.794cm">
          <draw:image xlink:href="Pictures/100028010000063B0000015FA7DCC4B8C3AAE1E2.svg" xlink:type="simple" xlink:show="embed" xlink:actuate="onLoad" loext:mime-type="image/svg+xml">
            <text:p/>
          </draw:image>
          <draw:image xlink:href="Pictures/100002010000003C0000000D861DD60151A566A8.png" xlink:type="simple" xlink:show="embed" xlink:actuate="onLoad" loext:mime-type="image/png"/>
          <svg:title>TexMaths</svg:title>
          <svg:desc>14§display§\textcolor{white}{(u_2,f(u_2))}§svg§600§TRUE§</svg:desc>
        </draw:frame>
        <draw:frame draw:style-name="gr10" draw:text-style-name="P10" draw:layer="layout" svg:width="7.357cm" svg:height="2.093cm" svg:x="8.509cm" svg:y="23.18cm">
          <draw:image xlink:href="Pictures/10001AAE0000052F0000017A314CD5B264E57084.svg" xlink:type="simple" xlink:show="embed" xlink:actuate="onLoad" loext:mime-type="image/svg+xml">
            <text:p/>
          </draw:image>
          <draw:image xlink:href="Pictures/10000201000000320000000ED3A83673AEA6F8B9.png" xlink:type="simple" xlink:show="embed" xlink:actuate="onLoad" loext:mime-type="image/png"/>
          <svg:title>TexMaths</svg:title>
          <svg:desc>14§display§\textcolor{mydarkblue}{v \geq f(u)}§svg§600§TRU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8T03:05:31.747623235</dc:date>
    <meta:editing-duration>PT7H27M30S</meta:editing-duration>
    <meta:editing-cycles>15</meta:editing-cycles>
    <meta:generator>LibreOffice/6.4.7.2$Linux_X86_64 LibreOffice_project/40$Build-2</meta:generator>
    <meta:document-statistic meta:object-count="18"/>
  </office:meta>
</office:document-meta>
</file>